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2 SSI 2014-2015</text:p>
      <text:p text:style-name="Standard">Université de Lorraine</text:p>
      <text:p text:style-name="Standard">UFR MIM</text:p>
      <text:p text:style-name="Standard">Site de Metz</text:p>
      <text:p text:style-name="Standard"/>
      <text:p text:style-name="Standard">Enseignant: A. DULAUNOY</text:p>
      <text:p text:style-name="Standard">Etudiant: P. CAILLET</text:p>
      <text:p text:style-name="Standard"/>
      <text:p text:style-name="Standard"/>
      <text:p text:style-name="P1">SECURITE DES RESEAUX</text:p>
      <text:p text:style-name="P1">Projet</text:p>
      <text:p text:style-name="Standard"/>
      <text:p text:style-name="Standard"><text:tab/>L'objectif de ce projet est de mettre en place et en production le Security Information Event Management (SIEM) PRELUDE.</text:p>
      <text:p text:style-name="Standard"/>
      <text:p text:style-name="Standard">On peut définr trois phases:</text:p>
      <text:p text:style-name="Standard"><text:tab/>Phase 1- test du SIEM sur des environnements virtualisés </text:p>
      <text:p text:style-name="Standard"><text:tab/>Phase 2- mise en production pour monitorer un site web dynamique</text:p>
      <text:p text:style-name="Standard"><text:tab/>Phase 3- traitement des données remontées par le système</text:p>
      <text:p text:style-name="Standard"/>
      <text:p text:style-name="Standard">Chronologie prévisionnelle:</text:p>
      <text:p text:style-name="Standard"><text:tab/>Phase 1: janvier 2015</text:p>
      <text:p text:style-name="Standard"><text:tab/>Phase 2: février 2015</text:p>
      <text:p text:style-name="Standard"><text:tab/>Phase 3: mars 2015</text:p>
      <text:p text:style-name="Standard"/>
      <text:p text:style-name="Standard">Le rendu du projet est demandé pour le <text:span text:style-name="T1">15 mars 2015</text:span></text:p>
      <text:p text:style-name="Standard"/>
      <text:p text:style-name="Standard">Un compte github sera utilisé pour documenter l'avancée des tests et travaux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9M36S</meta:editing-duration>
    <meta:editing-cycles>4</meta:editing-cycles>
    <meta:generator>OpenOffice.org/3.3$Win32 OpenOffice.org_project/330m20$Build-9567</meta:generator>
    <dc:date>2015-01-28T17:42:33.72</dc:date>
    <meta:document-statistic meta:table-count="0" meta:image-count="0" meta:object-count="0" meta:page-count="1" meta:paragraph-count="19" meta:word-count="111" meta:character-count="673"/>
    <meta:user-defined meta:name="Info 1"/>
    <meta:user-defined meta:name="Info 2"/>
    <meta:user-defined meta:name="Info 3"/>
    <meta:user-defined meta:name="Info 4"/>
  </office:meta>
</office:document-meta>
</file>